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: ZIKRA NOMAN</text:p>
      <text:p text:style-name="Standard">REG NO:18BEC0664</text:p>
      <text:p text:style-name="Standard"/>
      <text:p text:style-name="Standard"/>
      <text:p text:style-name="Standard"/>
      <text:p text:style-name="Standard">In this project we have to make a web application. </text:p>
      <text:p text:style-name="Standard"/>
      <text:p text:style-name="Standard">It will be a full stack project as we need to make both the backend and frontend. </text:p>
      <text:p text:style-name="Standard"/>
      <text:p text:style-name="Standard">For backend we will be using nodejs and mongoDB for database. </text:p>
      <text:p text:style-name="Standard"/>
      <text:p text:style-name="Standard">We will store 100 fake data randomly in our database and then use nodejs to create REST APIs to connect this backend to the frontend of the web application.</text:p>
      <text:p text:style-name="Standard"/>
      <text:p text:style-name="Standard">Using reactjs we will create a frontend UI of the web app.</text:p>
      <text:p text:style-name="Standard"/>
      <text:p text:style-name="Standard"><text:s/>On the frontend, insights on the database needs to be given which need to be presented using clear charts and tables. </text:p>
      <text:p text:style-name="Standard"/>
      <text:p text:style-name="Standard">Also, the web app should be able to produce relevant information when the state, or college or a particular student is searche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127" meta:character-count="688" meta:non-whitespace-character-count="565"/>
    <meta:generator>LibreOfficeDev/6.0.5.2$Linux_X86_64 LibreOffice_project/</meta:generator>
  </office:meta>
</office:document-meta>
</file>